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515cm" fo:break-before="auto" style:use-optimal-row-height="true"/>
    </style:style>
    <style:style style:name="ro8"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0.452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83d3c"/>
    </style:style>
    <style:style style:name="ta6" style:family="table" style:master-page-name="Default">
      <style:table-properties table:display="true" style:writing-mode="lr-tb" tableooo:tab-color="#b4c7dc"/>
    </style:style>
    <style:style style:name="ta7" style:family="table" style:master-page-name="Default">
      <style:table-properties table:display="true" style:writing-mode="lr-tb" tableooo:tab-color="#ff3838"/>
    </style:style>
    <style:style style:name="ta8" style:family="table" style:master-page-name="Default">
      <style:table-properties table:display="true" style:writing-mode="lr-tb" tableooo:tab-color="#395511"/>
    </style:style>
    <style:style style:name="ta9" style:family="table" style:master-page-name="Default">
      <style:table-properties table:display="true" style:writing-mode="lr-tb" tableooo:tab-color="#666666"/>
    </style:style>
    <style:style style:name="ta10" style:family="table" style:master-page-name="Default">
      <style:table-properties table:display="true" style:writing-mode="lr-tb" tableooo:tab-color="#168253"/>
    </style:style>
    <style:style style:name="ta11" style:family="table" style:master-page-name="Default">
      <style:table-properties table:display="true" style:writing-mode="lr-tb" tableooo:tab-color="#443205"/>
    </style:style>
    <style:style style:name="ta12" style:family="table" style:master-page-name="Default">
      <style:table-properties table:display="true" style:writing-mode="lr-tb" tableooo:tab-color="#355269"/>
    </style:style>
    <style:style style:name="ce102" style:family="table-cell" style:parent-style-name="ConstantValue" style:data-style-name="N61"/>
    <style:style style:name="ce118" style:family="table-cell" style:parent-style-name="ConstantRemark" style:data-style-name="N61"/>
    <style:style style:name="ce119" style:family="table-cell" style:parent-style-name="CalcResult"/>
    <style:style style:name="ce120" style:family="table-cell" style:parent-style-name="CalcBoxBottom"/>
    <style:style style:name="ce121" style:family="table-cell" style:parent-style-name="CalcResult" style:data-style-name="N0"/>
    <style:style style:name="ce122" style:family="table-cell" style:parent-style-name="CalcBoxBottom" style:data-style-name="N0"/>
    <style:style style:name="ce123" style:family="table-cell" style:parent-style-name="CalcColorBox"/>
    <style:style style:name="ce124" style:family="table-cell" style:parent-style-name="Calc"/>
    <style:style style:name="ce125" style:family="table-cell" style:parent-style-name="CalcRemark"/>
    <style:style style:name="ce126" style:family="table-cell" style:parent-style-name="CalcResult"/>
    <style:style style:name="ce127" style:family="table-cell" style:parent-style-name="Calc"/>
    <style:style style:name="ce128" style:family="table-cell" style:parent-style-name="CalcResultScientific"/>
    <style:style style:name="ce129"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Calc">
      <style:text-properties style:font-name="DejaVu Sans2"/>
    </style:style>
    <style:style style:name="ce131"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60" style:family="table-cell" style:parent-style-name="Input">
      <style:map style:condition="cell-content()&lt;0" style:apply-style-name="CalcError" style:base-cell-address="Satellite.C29"/>
    </style:style>
    <style:style style:name="ce163" style:family="table-cell" style:parent-style-name="CalcResultScientific"/>
    <style:style style:name="ce166" style:family="table-cell" style:parent-style-name="Calc">
      <style:text-properties style:font-name="DejaVu Sans" style:font-name-asian="DejaVu Sans" style:font-name-complex="DejaVu Sans"/>
    </style:style>
    <style:style style:name="ce167" style:family="table-cell" style:parent-style-name="Calc">
      <style:text-properties style:font-name="DejaVu Sans2" style:font-name-asian="DejaVu Sans2" style:font-name-complex="DejaVu Sans2"/>
    </style:style>
    <style:style style:name="ce38" style:family="table-cell" style:parent-style-name="Calc">
      <style:map style:condition="cell-content()&lt;0" style:apply-style-name="CalcError" style:base-cell-address="Satellite.C29"/>
    </style:style>
    <style:style style:name="ce40" style:family="table-cell" style:parent-style-name="CalcResult"/>
    <style:style style:name="ce169" style:family="table-cell" style:parent-style-name="CalcResultScientific">
      <style:text-properties style:font-name="DejaVu Sans3" style:font-name-complex="DejaVu Sans3"/>
    </style:style>
    <style:style style:name="ce170" style:family="table-cell" style:parent-style-name="CalcResultScientific">
      <style:text-properties style:font-name="DejaVu Sans3" style:font-name-complex="DejaVu Sans3"/>
    </style:style>
    <style:style style:name="ce171" style:family="table-cell" style:parent-style-name="Calc">
      <style:text-properties style:font-name="DejaVu Sans3" style:font-name-complex="DejaVu Sans3"/>
    </style:style>
    <style:style style:name="ce177" style:family="table-cell" style:parent-style-name="Calc">
      <style:text-properties style:font-name-asian="DejaVu Sans"/>
    </style:style>
    <style:style style:name="ce178" style:family="table-cell" style:parent-style-name="CalcResultScientific"/>
    <style:style style:name="ce43" style:family="table-cell" style:parent-style-name="Calc">
      <style:map style:condition="cell-content()&lt;0" style:apply-style-name="CalcError" style:base-cell-address="Compact.C10"/>
    </style:style>
    <style:style style:name="ce47" style:family="table-cell" style:parent-style-name="Calc"/>
    <style:style style:name="ce48" style:family="table-cell" style:parent-style-name="CalcBoxBottom"/>
    <style:style style:name="ce150" style:family="table-cell" style:parent-style-name="CalcResult" style:data-style-name="N0"/>
    <style:style style:name="ce158"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80" style:family="table-cell" style:parent-style-name="CalcResultScientific">
      <style:text-properties style:font-name="DejaVu Sans3" style:font-name-asian="DejaVu Sans3" style:font-name-complex="DejaVu Sans3"/>
    </style:style>
    <style:style style:name="ce182" style:family="table-cell" style:parent-style-name="CalcResultScientific"/>
    <style:style style:name="ce52" style:family="table-cell" style:parent-style-name="Calc">
      <style:text-properties style:font-name="DejaVu Sans3" style:font-name-complex="DejaVu Sans3"/>
    </style:style>
    <style:style style:name="ce54" style:family="table-cell" style:parent-style-name="Calc"/>
    <style:style style:name="ce55" style:family="table-cell" style:parent-style-name="CalcResult"/>
    <style:style style:name="ce56" style:family="table-cell" style:parent-style-name="CalcBoxBottom"/>
    <style:style style:name="ce57" style:family="table-cell" style:parent-style-name="CalcResultScientific"/>
    <style:style style:name="ce58" style:family="table-cell" style:parent-style-name="CalcResult"/>
    <style:style style:name="ce59" style:family="table-cell" style:parent-style-name="CalcResult"/>
    <style:style style:name="ce193" style:family="table-cell" style:parent-style-name="CalcResult">
      <style:text-properties style:font-name="DejaVu Sans3" style:font-name-complex="DejaVu Sans3"/>
    </style:style>
    <style:style style:name="ce194" style:family="table-cell" style:parent-style-name="Calc">
      <style:text-properties style:font-name="DejaVu Sans3" style:font-name-complex="DejaVu Sans3"/>
    </style:style>
    <style:style style:name="ce195" style:family="table-cell" style:parent-style-name="Calc">
      <style:text-properties style:font-name="DejaVu Sans3" style:font-name-complex="DejaVu Sans3"/>
    </style:style>
    <style:style style:name="ce198" style:family="table-cell" style:parent-style-name="InterimResult" style:data-style-name="N0"/>
    <style:style style:name="ce60" style:family="table-cell" style:parent-style-name="Input"/>
    <style:style style:name="ce64" style:family="table-cell" style:parent-style-name="CalcBoxBottom"/>
    <style:style style:name="ce66" style:family="table-cell" style:parent-style-name="CalcResult"/>
    <style:style style:name="ce67" style:family="table-cell" style:parent-style-name="CalcResult"/>
    <style:style style:name="ce68" style:family="table-cell" style:parent-style-name="CalcResult" style:data-style-name="N0"/>
    <style:style style:name="ce70" style:family="table-cell" style:parent-style-name="CalcResultScientific"/>
    <style:style style:name="ce71" style:family="table-cell" style:parent-style-name="CalcResult"/>
    <style:style style:name="ce72" style:family="table-cell" style:parent-style-name="CalcResult" style:data-style-name="N0"/>
    <style:style style:name="ce73" style:family="table-cell" style:parent-style-name="CalcResultScientific"/>
    <style:style style:name="ce74" style:family="table-cell" style:parent-style-name="CalcResult"/>
    <style:style style:name="ce208" style:family="table-cell" style:parent-style-name="CalcSeparator"/>
    <style:style style:name="ce212" style:family="table-cell" style:parent-style-name="Calc" style:data-style-name="N0"/>
    <style:style style:name="ce214" style:family="table-cell" style:parent-style-name="Input">
      <style:map style:condition="cell-content()&lt;0" style:apply-style-name="CalcError" style:base-cell-address="Travel.C25"/>
    </style:style>
    <style:style style:name="ce215" style:family="table-cell" style:parent-style-name="Calc">
      <style:map style:condition="cell-content()&lt;0" style:apply-style-name="CalcError" style:base-cell-address="Travel.C25"/>
    </style:style>
    <style:style style:name="ce217" style:family="table-cell" style:parent-style-name="CalcResultScientific"/>
    <style:style style:name="ce221" style:family="table-cell" style:parent-style-name="CalcResult" style:data-style-name="N0"/>
    <style:style style:name="ce228" style:family="table-cell" style:parent-style-name="CalcResult" style:data-style-name="N0"/>
    <style:style style:name="ce234" style:family="table-cell" style:parent-style-name="CalcResult"/>
    <style:style style:name="ce235" style:family="table-cell" style:parent-style-name="CalcResult" style:data-style-name="N0"/>
    <style:style style:name="ce237" style:family="table-cell" style:parent-style-name="Calc"/>
    <style:style style:name="ce76" style:family="table-cell" style:parent-style-name="Calc"/>
    <style:style style:name="ce77" style:family="table-cell" style:parent-style-name="CalcBoxBottom"/>
    <style:style style:name="ce79" style:family="table-cell" style:parent-style-name="CalcBoxBottom" style:data-style-name="N0"/>
    <style:style style:name="ce84" style:family="table-cell" style:parent-style-name="Calc"/>
    <style:style style:name="ce86" style:family="table-cell" style:parent-style-name="CalcResultScientific"/>
    <style:style style:name="ce87" style:family="table-cell" style:parent-style-name="CalcResult"/>
    <style:style style:name="ce90" style:family="table-cell" style:parent-style-name="CalcResult"/>
    <style:style style:name="ce92" style:family="table-cell" style:parent-style-name="ConstantValue" style:data-style-name="N61"/>
    <style:style style:name="ce93" style:family="table-cell" style:parent-style-name="ConstantRemark" style:data-style-name="N61"/>
    <style:style style:name="ce94" style:family="table-cell" style:parent-style-name="CalcResult"/>
    <style:style style:name="ce95" style:family="table-cell" style:parent-style-name="CalcBoxBottom"/>
    <style:style style:name="ce96" style:family="table-cell" style:parent-style-name="CalcResult" style:data-style-name="N0"/>
    <style:style style:name="ce97" style:family="table-cell" style:parent-style-name="CalcBoxBottom" style:data-style-name="N0"/>
    <style:style style:name="ce98" style:family="table-cell" style:parent-style-name="CalcColorBox"/>
    <style:style style:name="ce99" style:family="table-cell" style:parent-style-name="Calc"/>
    <style:style style:name="ce100" style:family="table-cell" style:parent-style-name="CalcRemark"/>
    <style:style style:name="ce101" style:family="table-cell" style:parent-style-name="CalcResult"/>
    <style:style style:name="ce103" style:family="table-cell" style:parent-style-name="Calc"/>
    <style:style style:name="ce104" style:family="table-cell" style:parent-style-name="CalcResultScientific"/>
    <style:style style:name="ce105"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Calc">
      <style:text-properties style:font-name="DejaVu Sans2"/>
    </style:style>
    <style:style style:name="ce107"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2" style:family="table-cell" style:parent-style-name="PageHeading">
      <style:map style:condition="cell-content()&lt;0" style:apply-style-name="CalcError" style:base-cell-address="Planet.A1"/>
    </style:style>
    <style:style style:name="ce133" style:family="table-cell" style:parent-style-name="Input"/>
    <style:style style:name="ce134" style:family="table-cell" style:parent-style-name="Calc"/>
    <style:style style:name="ce135" style:family="table-cell" style:parent-style-name="CalcResult"/>
    <style:style style:name="ce136" style:family="table-cell" style:parent-style-name="Calc"/>
    <style:style style:name="ce137" style:family="table-cell" style:parent-style-name="Calc"/>
    <style:style style:name="ce114" style:family="table-cell" style:parent-style-name="CalcBoxBottom"/>
    <style:style style:name="ce139" style:family="table-cell" style:parent-style-name="Input">
      <style:map style:condition="cell-content()&lt;0" style:apply-style-name="CalcError" style:base-cell-address="Planet.A1"/>
    </style:style>
    <style:style style:name="ce140" style:family="table-cell" style:parent-style-name="CalcResult">
      <style:map style:condition="cell-content()&lt;0" style:apply-style-name="CalcError" style:base-cell-address="Planet.A1"/>
    </style:style>
    <style:style style:name="ce117" style:family="table-cell" style:parent-style-name="Calc">
      <style:map style:condition="cell-content()&lt;0" style:apply-style-name="CalcError" style:base-cell-address="Planet.A1"/>
    </style:style>
    <style:style style:name="ce138" style:family="table-cell" style:parent-style-name="CalcResultScientific"/>
    <style:style style:name="ce141" style:family="table-cell" style:parent-style-name="CalcResult"/>
    <style:style style:name="ce144" style:family="table-cell" style:parent-style-name="CalcResultScientific"/>
    <style:style style:name="ce145" style:family="table-cell" style:parent-style-name="CalcResult"/>
    <style:style style:name="ce146" style:family="table-cell" style:parent-style-name="CalcResultScientific"/>
    <style:style style:name="ce147" style:family="table-cell" style:parent-style-name="CalcResult"/>
    <style:style style:name="ce149" style:family="table-cell" style:parent-style-name="Calc"/>
    <style:style style:name="ce154" style:family="table-cell" style:parent-style-name="CalcResult" style:data-style-name="N0"/>
    <style:style style:name="ce153" style:family="table-cell" style:parent-style-name="Calc">
      <style:text-properties style:font-name-asian="DejaVu Sans" style:font-name-complex="DejaVu Sans"/>
    </style:style>
    <style:style style:name="ce155"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9"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Input">
      <style:map style:condition="cell-content()&lt;0" style:apply-style-name="CalcError" style:base-cell-address="Satellite.C29"/>
    </style:style>
    <style:style style:name="ce162" style:family="table-cell" style:parent-style-name="Calc">
      <style:map style:condition="cell-content()&lt;0" style:apply-style-name="CalcError" style:base-cell-address="Satellite.C29"/>
    </style:style>
    <style:style style:name="ce164" style:family="table-cell" style:parent-style-name="CalcResultScientific"/>
    <style:style style:name="ce165" style:family="table-cell" style:parent-style-name="CalcResult"/>
    <style:style style:name="ce168" style:family="table-cell" style:parent-style-name="Calc">
      <style:text-properties style:font-name="DejaVu Sans" style:font-name-asian="DejaVu Sans" style:font-name-complex="DejaVu Sans"/>
    </style:style>
    <style:style style:name="ce172" style:family="table-cell" style:parent-style-name="Calc">
      <style:text-properties style:font-name="DejaVu Sans2" style:font-name-asian="DejaVu Sans2" style:font-name-complex="DejaVu Sans2"/>
    </style:style>
    <style:style style:name="ce173" style:family="table-cell" style:parent-style-name="Calc">
      <style:map style:condition="cell-content()&lt;0" style:apply-style-name="CalcError" style:base-cell-address="Compact.C10"/>
    </style:style>
    <style:style style:name="ce174" style:family="table-cell" style:parent-style-name="CalcResultScientific">
      <style:text-properties style:font-name="DejaVu Sans3" style:font-name-complex="DejaVu Sans3"/>
    </style:style>
    <style:style style:name="ce175" style:family="table-cell" style:parent-style-name="CalcResultScientific">
      <style:text-properties style:font-name="DejaVu Sans3" style:font-name-complex="DejaVu Sans3"/>
    </style:style>
    <style:style style:name="ce176" style:family="table-cell" style:parent-style-name="Calc">
      <style:text-properties style:font-name="DejaVu Sans3" style:font-name-complex="DejaVu Sans3"/>
    </style:style>
    <style:style style:name="ce179" style:family="table-cell" style:parent-style-name="Calc"/>
    <style:style style:name="ce181" style:family="table-cell" style:parent-style-name="CalcBoxBottom"/>
    <style:style style:name="ce183" style:family="table-cell" style:parent-style-name="Calc">
      <style:text-properties style:font-name-asian="DejaVu Sans"/>
    </style:style>
    <style:style style:name="ce184" style:family="table-cell" style:parent-style-name="CalcResultScientific"/>
    <style:style style:name="ce185" style:family="table-cell" style:parent-style-name="CalcResultScientific">
      <style:text-properties style:font-name="DejaVu Sans3" style:font-name-asian="DejaVu Sans3" style:font-name-complex="DejaVu Sans3"/>
    </style:style>
    <style:style style:name="ce186" style:family="table-cell" style:parent-style-name="Calc">
      <style:text-properties style:font-name="DejaVu Sans3" style:font-name-complex="DejaVu Sans3"/>
    </style:style>
    <style:style style:name="ce187" style:family="table-cell" style:parent-style-name="CalcResultScientific"/>
    <style:style style:name="ce188" style:family="table-cell" style:parent-style-name="Calc"/>
    <style:style style:name="ce189" style:family="table-cell" style:parent-style-name="CalcResult"/>
    <style:style style:name="ce190" style:family="table-cell" style:parent-style-name="CalcBoxBottom"/>
    <style:style style:name="ce191" style:family="table-cell" style:parent-style-name="CalcResultScientific"/>
    <style:style style:name="ce192" style:family="table-cell" style:parent-style-name="CalcResult"/>
    <style:style style:name="ce196" style:family="table-cell" style:parent-style-name="CalcResult"/>
    <style:style style:name="ce197" style:family="table-cell" style:parent-style-name="Input"/>
    <style:style style:name="ce199" style:family="table-cell" style:parent-style-name="CalcResult">
      <style:text-properties style:font-name="DejaVu Sans3" style:font-name-complex="DejaVu Sans3"/>
    </style:style>
    <style:style style:name="ce200" style:family="table-cell" style:parent-style-name="Calc">
      <style:text-properties style:font-name="DejaVu Sans3" style:font-name-complex="DejaVu Sans3"/>
    </style:style>
    <style:style style:name="ce201" style:family="table-cell" style:parent-style-name="Calc">
      <style:text-properties style:font-name="DejaVu Sans3" style:font-name-complex="DejaVu Sans3"/>
    </style:style>
    <style:style style:name="ce202" style:family="table-cell" style:parent-style-name="CalcBoxBottom"/>
    <style:style style:name="ce203" style:family="table-cell" style:parent-style-name="CalcResult" style:data-style-name="N0"/>
    <style:style style:name="ce204" style:family="table-cell" style:parent-style-name="CalcResult"/>
    <style:style style:name="ce205" style:family="table-cell" style:parent-style-name="CalcResult"/>
    <style:style style:name="ce206" style:family="table-cell" style:parent-style-name="InterimResult" style:data-style-name="N0"/>
    <style:style style:name="ce207" style:family="table-cell" style:parent-style-name="CalcResultScientific"/>
    <style:style style:name="ce209" style:family="table-cell" style:parent-style-name="CalcResult"/>
    <style:style style:name="ce210" style:family="table-cell" style:parent-style-name="CalcResult" style:data-style-name="N0"/>
    <style:style style:name="ce211" style:family="table-cell" style:parent-style-name="CalcResultScientific"/>
    <style:style style:name="ce213" style:family="table-cell" style:parent-style-name="CalcResult"/>
    <style:style style:name="ce216" style:family="table-cell" style:parent-style-name="CalcSeparator"/>
    <style:style style:name="ce218" style:family="table-cell" style:parent-style-name="Calc"/>
    <style:style style:name="ce219" style:family="table-cell" style:parent-style-name="CalcBoxBottom"/>
    <style:style style:name="ce220" style:family="table-cell" style:parent-style-name="Calc" style:data-style-name="N0"/>
    <style:style style:name="ce222" style:family="table-cell" style:parent-style-name="CalcBoxBottom" style:data-style-name="N0"/>
    <style:style style:name="ce223" style:family="table-cell" style:parent-style-name="Input">
      <style:map style:condition="cell-content()&lt;0" style:apply-style-name="CalcError" style:base-cell-address="Travel.C25"/>
    </style:style>
    <style:style style:name="ce224" style:family="table-cell" style:parent-style-name="Calc">
      <style:map style:condition="cell-content()&lt;0" style:apply-style-name="CalcError" style:base-cell-address="Travel.C25"/>
    </style:style>
    <style:style style:name="ce225" style:family="table-cell" style:parent-style-name="CalcResultScientific"/>
    <style:style style:name="ce226" style:family="table-cell" style:parent-style-name="CalcResult" style:data-style-name="N0"/>
    <style:style style:name="ce227" style:family="table-cell" style:parent-style-name="Calc"/>
    <style:style style:name="ce229" style:family="table-cell" style:parent-style-name="CalcResult" style:data-style-name="N0"/>
    <style:style style:name="ce230" style:family="table-cell" style:parent-style-name="CalcResultScientific"/>
    <style:style style:name="ce231" style:family="table-cell" style:parent-style-name="CalcResult"/>
    <style:style style:name="ce232" style:family="table-cell" style:parent-style-name="CalcResult"/>
    <style:style style:name="ce233" style:family="table-cell" style:parent-style-name="CalcResult" style:data-style-name="N0"/>
    <style:style style:name="ce236" style:family="table-cell" style:parent-style-name="CalcResult"/>
    <style:style style:name="ce238" style:family="table-cell" style:parent-style-name="Calc"/>
    <style:style style:name="T1" style:family="text">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dee7e5" style:text-outline="false" style:text-line-through-style="none" style:text-line-through-type="none"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DejaVu Sans"/>
    </style:style>
    <style:style style:name="T4"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Space 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table-cell/>
          <table:table-cell office:value-type="string" calcext:value-type="string">
            <text:p>v0.06 (2020-05-17)</text:p>
          </table:table-cell>
          <table:table-cell office:value-type="string" calcext:value-type="string">
            <text:p>Added calculator: Star color; readability fixes; more realistic crater size formula; neutronium mass comparisons</text:p>
          </table:table-cell>
          <table:table-cell table:number-columns-repeated="61"/>
        </table:table-row>
        <table:table-row table:style-name="ro4">
          <table:table-cell/>
          <table:table-cell office:value-type="string" calcext:value-type="string">
            <text:p>v0.07 (2020-05-23)</text:p>
          </table:table-cell>
          <table:table-cell office:value-type="string" calcext:value-type="string">
            <text:p>Numerous small fixes; more consistent number formatting; added converters: km ↔ AU, mass converter; added calculators: tidal forces, vegetation color</text:p>
          </table:table-cell>
          <table:table-cell table:number-columns-repeated="61"/>
        </table:table-row>
        <table:table-row table:style-name="ro4" table:number-rows-repeated="1048537">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7">
          <table:table-cell/>
          <table:table-cell table:style-name="ConstantBoxTop" table:number-columns-repeated="6"/>
          <table:table-cell table:number-columns-repeated="57"/>
        </table:table-row>
        <table:table-row table:style-name="ro7">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5th root of 100</text:p>
          </table:table-cell>
          <table:table-cell table:style-name="ConstantValue" table:formula="of:=100^(1/5)" office:value-type="float" office:value="2.51188643150958" calcext:value-type="float">
            <text:p>2,51188643150958</text:p>
          </table:table-cell>
          <table:table-cell table:style-name="Constant"/>
          <table:table-cell table:number-columns-repeated="57"/>
        </table:table-row>
        <table:table-row table:style-name="ro7">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7">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1 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number-columns-repeated="57"/>
        </table:table-row>
        <table:table-row table:style-name="ro7">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7">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number-columns-repeated="57"/>
        </table:table-row>
        <table:table-row table:style-name="ro7">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number-columns-repeated="57"/>
        </table:table-row>
        <table:table-row table:style-name="ro7">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number-columns-repeated="57"/>
        </table:table-row>
        <table:table-row table:style-name="ro7">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7">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Moon’s radius</text:p>
          </table:table-cell>
          <table:table-cell table:style-name="ConstantValue" office:value-type="float" office:value="1738" calcext:value-type="float">
            <text:p>1738</text:p>
          </table:table-cell>
          <table:table-cell table:style-name="Constant" office:value-type="string" calcext:value-type="string">
            <text:p>km</text:p>
          </table:table-cell>
          <table:table-cell table:number-columns-repeated="57"/>
        </table:table-row>
        <table:table-row table:style-name="ro7">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7">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number-columns-repeated="57"/>
        </table:table-row>
        <table:table-row table:style-name="ro7">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Earth’s radius</text:p>
          </table:table-cell>
          <table:table-cell table:style-name="ce92" table:formula="of:=FIXED(6371; 0)" office:value-type="string" office:string-value="6.371" calcext:value-type="string">
            <text:p>6.371</text:p>
          </table:table-cell>
          <table:table-cell table:style-name="Constant" office:value-type="string" calcext:value-type="string">
            <text:p>km</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7">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57"/>
        </table:table-row>
        <table:table-row table:style-name="ro7">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number-columns-repeated="57"/>
        </table:table-row>
        <table:table-row table:style-name="ro7">
          <table:table-cell/>
          <table:table-cell table:style-name="Constant" office:value-type="string" calcext:value-type="string">
            <text:p>Photon distrb. constant</text:p>
          </table:table-cell>
          <table:table-cell table:style-name="ce92" office:value-type="float" office:value="3669.7" calcext:value-type="float">
            <text:p>3,67E+03</text:p>
          </table:table-cell>
          <table:table-cell table:style-name="Constant" office:value-type="string" calcext:value-type="string">
            <text:p>µm K</text:p>
          </table:table-cell>
          <table:table-cell table:style-name="Constant"/>
          <table:table-cell table:style-name="ConstantValueScientific"/>
          <table:table-cell table:style-name="Constant"/>
          <table:table-cell table:number-columns-repeated="57"/>
        </table:table-row>
        <table:table-row table:style-name="ro7">
          <table:table-cell/>
          <table:table-cell table:style-name="Constant"/>
          <table:table-cell table:style-name="ce92"/>
          <table:table-cell table:style-name="Constant" table:number-columns-repeated="2"/>
          <table:table-cell table:style-name="ConstantValueScientific"/>
          <table:table-cell table:style-name="Constant"/>
          <table:table-cell table:number-columns-repeated="57"/>
        </table:table-row>
        <table:table-row table:style-name="ro8">
          <table:table-cell/>
          <table:table-cell table:style-name="ConstantRemark" office:value-type="string" calcext:value-type="string" table:number-columns-spanned="3" table:number-rows-spanned="1">
            <text:p>¹ En.o.: Energy of </text:p>
          </table:table-cell>
          <table:covered-table-cell table:style-name="ce93"/>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8">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93"/>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93"/>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93"/>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93"/>
          <table:covered-table-cell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7">
          <table:table-cell/>
          <table:table-cell table:style-name="ConstantBoxBottom" table:number-columns-repeated="6"/>
          <table:table-cell table:number-columns-repeated="57"/>
        </table:table-row>
        <table:table-row table:style-name="ro4" table:number-rows-repeated="1048530">
          <table:table-cell table:number-columns-repeated="64"/>
        </table:table-row>
        <table:table-row table:style-name="ro4">
          <table:table-cell table:number-columns-repeated="64"/>
        </table:table-row>
      </table:table>
      <table:table table:name="Star"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94"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7">
          <table:table-cell/>
          <table:table-cell table:style-name="CalcSeparator" table:number-columns-repeated="3"/>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05"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94"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7">
          <table:table-cell/>
          <table:table-cell table:style-name="CalcBoxBottom"/>
          <table:table-cell table:style-name="ce95"/>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formula="of:=[.C20] - 5 + (5 * LOG10([.C21]))" office:value-type="float" office:value="4.83" calcext:value-type="float">
            <text:p>4,83</text:p>
          </table:table-cell>
          <table:table-cell table:number-columns-repeated="59"/>
        </table:table-row>
        <table:table-row table:style-name="ro5">
          <table:table-cell/>
          <table:table-cell table:style-name="Calc" office:value-type="string" calcext:value-type="string">
            <text:p>Vis. magnitude of star:</text:p>
          </table:table-cell>
          <table:table-cell table:style-name="ce96" table:formula="of:=FIXED([.E21]; 2)" office:value-type="string" office:string-value="4,83" calcext:value-type="string">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BoxBottom"/>
          <table:table-cell table:style-name="ce97"/>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5">
          <table:table-cell/>
          <table:table-cell table:style-name="Calc" office:value-type="string" calcext:value-type="string">
            <text:p>Luminosity difference:</text:p>
          </table:table-cell>
          <table:table-cell table:style-name="ce94" table:formula="of:=IF([.E29] &gt;= 1000; FIXED([.E29]; 0); ROUND([.E29]; 2))" office:value-type="float" office:value="85.51" calcext:value-type="float">
            <text:p>85,51</text:p>
          </table:table-cell>
          <table:table-cell table:style-name="ce106" office:value-type="string" calcext:value-type="string">
            <text:p>×</text:p>
          </table:table-cell>
          <table:table-cell table:style-name="InterimResult"/>
          <table:table-cell table:number-columns-repeated="59"/>
        </table:table-row>
        <table:table-row table:style-name="ro7">
          <table:table-cell/>
          <table:table-cell table:style-name="CalcBoxBottom"/>
          <table:table-cell table:style-name="ce95"/>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7">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7">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7">
          <table:table-cell/>
          <table:table-cell table:style-name="Calc" office:value-type="string" calcext:value-type="string">
            <text:p>Approx. color temp.²:</text:p>
          </table:table-cell>
          <table:table-cell table:style-name="ce98"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7">
          <table:table-cell/>
          <table:table-cell table:style-name="Calc"/>
          <table:table-cell table:style-name="ce99"/>
          <table:table-cell table:style-name="Calc"/>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¹ Mainly accurate between 1,000 K and 40,000 K.</text:p>
          </table:table-cell>
          <table:covered-table-cell table:style-name="ce100"/>
          <table:covered-table-cell table:style-name="CalcRemark"/>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100"/>
          <table:covered-table-cell table:style-name="CalcRemark"/>
          <table:table-cell table:style-name="InterimResult" table:number-columns-repeated="3"/>
          <table:table-cell table:number-columns-repeated="57"/>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e107"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101"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07"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101" table:formula="of:=FIXED([.G52]; 2)" office:value-type="string" office:string-value="4,83" calcext:value-type="string">
            <text:p>4,83</text:p>
          </table:table-cell>
          <table:table-cell table:style-name="ce107"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7">
          <table:table-cell/>
          <table:table-cell table:style-name="Calc"/>
          <table:table-cell table:style-name="ce103"/>
          <table:table-cell table:style-name="ce107"/>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101" table:formula="of:=FIXED([.G54] * RadiusSun; 0)" office:value-type="string" office:string-value="696.340" calcext:value-type="string">
            <text:p>696.340</text:p>
          </table:table-cell>
          <table:table-cell table:style-name="ce107" office:value-type="string" calcext:value-type="string">
            <text:p>km, or</text:p>
          </table:table-cell>
          <table:table-cell table:style-name="ce101" table:formula="of:=ROUND([.G54]; 2)" office:value-type="float" office:value="1" calcext:value-type="float">
            <text:p>1</text:p>
          </table:table-cell>
          <table:table-cell table:style-name="Calc" office:value-type="string" calcext:value-type="string">
            <text:p><text:span text:style-name="T4">×</text:span> Sun</text:p>
          </table:table-cell>
          <table:table-cell table:style-name="InterimResult" table:formula="of:=IF([.C49] &lt; 1; [.C49]^0.8; [.C49]^0.57)" office:value-type="float" office:value="1" calcext:value-type="float">
            <text:p>1</text:p>
          </table:table-cell>
          <table:table-cell table:number-columns-repeated="57"/>
        </table:table-row>
        <table:table-row table:style-name="ro7">
          <table:table-cell/>
          <table:table-cell table:style-name="Calc"/>
          <table:table-cell table:style-name="ce101"/>
          <table:table-cell table:style-name="ce107"/>
          <table:table-cell table:style-name="ce101"/>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e101"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101"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e101"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101"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e101"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7">
          <table:table-cell/>
          <table:table-cell table:style-name="Calc"/>
          <table:table-cell table:style-name="ce103"/>
          <table:table-cell table:style-name="Calc"/>
          <table:table-cell table:style-name="ce103"/>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104"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7">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7">
          <table:table-cell/>
          <table:table-cell table:style-name="CalcBoxBottom" table:number-columns-repeated="5"/>
          <table:table-cell table:number-columns-repeated="58"/>
        </table:table-row>
        <table:table-row table:style-name="ro4" table:number-rows-repeated="1048512">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50:Star.C50 Star.C52:Star.C55 Star.C57:Star.C60 Star.E54:Star.E59">
            <calcext:condition calcext:apply-style-name="CalcError" calcext:value="is-error" calcext:base-cell-address="Star.C50"/>
          </calcext:conditional-format>
          <calcext:conditional-format calcext:target-range-address="Star.C40: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12"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132"/>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¹ =</text:p>
          </table:table-cell>
          <table:table-cell table:style-name="ce146"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46"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46"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46"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e147"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5">
          <table:table-cell/>
          <table:table-cell table:style-name="Calc" table:number-columns-repeated="2"/>
          <table:table-cell table:style-name="ce147"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5">
          <table:table-cell/>
          <table:table-cell table:style-name="Calc" table:number-columns-repeated="2"/>
          <table:table-cell table:style-name="ce147"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5">
          <table:table-cell/>
          <table:table-cell table:style-name="Calc" table:number-columns-repeated="2"/>
          <table:table-cell table:style-name="ce147"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7">
          <table:table-cell/>
          <table:table-cell table:style-name="CalcRemark" office:value-type="string" calcext:value-type="string" table:number-columns-spanned="4" table:number-rows-spanned="1">
            <text:p>¹ ☾: Moon; ⊕: Earth; ♃: Jupiter; ☉: Sun</text:p>
          </table:table-cell>
          <table:covered-table-cell table:style-name="Calc"/>
          <table:covered-table-cell table:style-name="ce149"/>
          <table:covered-table-cell table:style-name="Calc"/>
          <table:table-cell table:style-name="InterimResult"/>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133"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13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135"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e155"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135" table:formula="of:=ROUND([.G29]; 2)" office:value-type="float" office:value="9.82" calcext:value-type="float">
            <text:p>9,82</text:p>
          </table:table-cell>
          <table:table-cell table:style-name="Calc" office:value-type="string" calcext:value-type="string">
            <text:p>m/s² or</text:p>
          </table:table-cell>
          <table:table-cell table:style-name="ce135"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135"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e155"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7">
          <table:table-cell/>
          <table:table-cell table:style-name="Calc"/>
          <table:table-cell table:style-name="ce136"/>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135"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7">
          <table:table-cell/>
          <table:table-cell table:style-name="Calc"/>
          <table:table-cell table:style-name="ce134"/>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137"/>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114"/>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7">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41] &lt; 10; ROUND([.F41]; 4); [.F41] &lt; 100; ROUND([.F41]; 2); [.F41] &lt; 10^12; FIXED([.F41]; 0); [.F41] &gt;= 10^12; [.F41])" office:value-type="float" office:value="1" calcext:value-type="float">
            <text:p>1</text:p>
          </table:table-cell>
          <table:table-cell table:style-name="Calc" office:value-type="string" calcext:value-type="string">
            <text:p>AU</text:p>
          </table:table-cell>
          <table:table-cell table:style-name="InterimResult" table:formula="of:=[.B41] * 1000 / AstroUnit" office:value-type="float" office:value="1.00001423349136" calcext:value-type="float">
            <text:p>1,00001423349136</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7">
          <table:table-cell/>
          <table:table-cell table:style-name="Input" office:value-type="float" office:value="1" calcext:value-type="float">
            <text:p>1</text:p>
          </table:table-cell>
          <table:table-cell table:style-name="Calc" office:value-type="string" calcext:value-type="string">
            <text:p>AU =</text:p>
          </table:table-cell>
          <table:table-cell table:style-name="ce154" table:formula="of:=IF([.F44] &lt; 10^12; FIXED([.F44]; 0); [.F44])" office:value-type="string" office:string-value="149.597.871" calcext:value-type="string">
            <text:p>149.597.871</text:p>
          </table:table-cell>
          <table:table-cell table:style-name="Calc" office:value-type="string" calcext:value-type="string">
            <text:p>km</text:p>
          </table:table-cell>
          <table:table-cell table:style-name="InterimResult" table:formula="of:=[.B44] * AstroUnit / 1000" office:value-type="float" office:value="149597870.7" calcext:value-type="float">
            <text:p>149597870,7</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39"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text:s text:c="4"/>or</text:p>
          </table:table-cell>
          <table:table-cell table:style-name="ce140" table:formula="of:=COM.MICROSOFT.IFS([.E52] &lt; 10; ROUND([.E52]; 4); [.E52] &lt; 100; ROUND([.E52]; 2); [.E52] &lt; 10^12; FIXED([.E52]; 0); [.E52] &gt;= 10^12; [.E52])" office:value-type="float" office:value="1" calcext:value-type="float">
            <text:p>1</text:p>
          </table:table-cell>
          <table:table-cell table:style-name="Calc" office:value-type="string" calcext:value-type="string">
            <text:p>AU</text:p>
          </table:table-cell>
          <table:table-cell table:style-name="InterimResult" table:formula="of:=[.C51] * 1000 / AstroUnit" office:value-type="float" office:value="1.00000000200538" calcext:value-type="float">
            <text:p>1,00000000200538</text:p>
          </table:table-cell>
          <table:table-cell table:style-name="InterimResult" table:number-columns-repeated="3"/>
          <table:table-cell table:number-columns-repeated="56"/>
        </table:table-row>
        <table:table-row table:style-name="ro7">
          <table:table-cell/>
          <table:table-cell table:style-name="Calc"/>
          <table:table-cell table:style-name="ce117"/>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38" table:formula="of:=IF([.E54] &lt; 10^12; FIXED([.E54]; 0); [.E54])"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51] * 1000)^3) / (GravitationalConstant * ([.C50]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141" table:formula="of:=COM.MICROSOFT.CONCAT(FIXED([.E55]; 0); &quot;d &quot;; [.F55]; &quot;h &quot;; [.G55]; &quot;m &quot;; [.H55]; &quot;s&quot;)" office:value-type="string" office:string-value="365d 6h 11m 14s" calcext:value-type="string">
            <text:p>365d 6h 11m 14s</text:p>
          </table:table-cell>
          <table:table-cell table:style-name="Calc"/>
          <table:table-cell table:style-name="InterimResult" table:formula="of:=INT([.E54] / 86400)" office:value-type="float" office:value="365" calcext:value-type="float">
            <text:p>365</text:p>
          </table:table-cell>
          <table:table-cell table:style-name="InterimResult" table:formula="of:=INT(([.C54] - ([.E55] * 86400)) / 3600)" office:value-type="float" office:value="6" calcext:value-type="float">
            <text:p>6</text:p>
          </table:table-cell>
          <table:table-cell table:style-name="InterimResult" table:formula="of:=INT((([.C54] - ([.E55] * 86400)) - ([.F55] * 3600)) / 60)" office:value-type="float" office:value="11" calcext:value-type="float">
            <text:p>11</text:p>
          </table:table-cell>
          <table:table-cell table:style-name="InterimResult" table:formula="of:=[.C54] - ( [.E55] * 86400 ) - ([.F55] * 3600) - ([.G55] * 60)" office:value-type="float" office:value="14" calcext:value-type="float">
            <text:p>14</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153"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44" table:formula="of:=[.E64]"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62] * EarthMass) * (([.C71] * 2 * 1000) / ([.C63] * 1000)^3)" office:value-type="float" office:value="0.000000505090599442609" calcext:value-type="float">
            <text:p>5,05090599442609E-07</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153"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44" table:formula="of:=[.E68]"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66] * EarthMass) * (([.C71] * 2 * 1000) / ([.C67] * 1000)^3)" office:value-type="float" office:value="0.00000109930957873258" calcext:value-type="float">
            <text:p>1,09930957873258E-06</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Total tidal force:</text:p>
          </table:table-cell>
          <table:table-cell table:style-name="ce144" table:formula="of:=[.E73]"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64] + [.E68]" office:value-type="float" office:value="0.00000160440017817519" calcext:value-type="float">
            <text:p>1,60440017817519E-06</text:p>
          </table:table-cell>
          <table:table-cell table:number-columns-repeated="59"/>
        </table:table-row>
        <table:table-row table:style-name="ro5">
          <table:table-cell/>
          <table:table-cell table:style-name="Calc" office:value-type="string" calcext:value-type="string">
            <text:p><text:s text:c="4"/>or</text:p>
          </table:table-cell>
          <table:table-cell table:style-name="ce145" table:formula="of:=ROUND([.E74]; 4)" office:value-type="float" office:value="1" calcext:value-type="float">
            <text:p>1</text:p>
          </table:table-cell>
          <table:table-cell table:style-name="ce155" office:value-type="string" calcext:value-type="string">
            <text:p>× ⊕</text:p>
          </table:table-cell>
          <table:table-cell table:style-name="InterimResult" table:formula="of:=[.E73] / (SunTidalForceEarth + MoonTidalForceEarth)" office:value-type="float" office:value="1.0000185051153" calcext:value-type="float">
            <text:p>1,000018505115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4">L☉, </text:span>equivalent to</text:p>
          </table:table-cell>
          <table:table-cell table:style-name="CalcResult" table:formula="of:=IFERROR(FIXED([.G80];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80]))"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4">L☉, </text:span>equivalent to</text:p>
          </table:table-cell>
          <table:table-cell table:style-name="CalcResult" table:formula="of:=IFERROR(FIXED([.G81];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81]))"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141" table:formula="of:=FIXED([.G82]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82] * AstroUnit" office:value-type="float" office:value="149597870700" calcext:value-type="float">
            <text:p>149597870700</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135" table:formula="of:=IF([.G86] &gt;= 1000; FIXED([.G86]; 0); ROUND([.G86]; 3))" office:value-type="float" office:value="0.953" calcext:value-type="float">
            <text:p>0,953</text:p>
          </table:table-cell>
          <table:table-cell table:style-name="Calc" office:value-type="string" calcext:value-type="string">
            <text:p>AU to</text:p>
          </table:table-cell>
          <table:table-cell table:style-name="ce135" table:formula="of:=IF([.G87] &gt;= 1000; FIXED([.G87]; 0); ROUND([.G87]; 3))" office:value-type="float" office:value="1.374" calcext:value-type="float">
            <text:p>1,374</text:p>
          </table:table-cell>
          <table:table-cell table:style-name="Calc" office:value-type="string" calcext:value-type="string">
            <text:p>AU</text:p>
          </table:table-cell>
          <table:table-cell table:style-name="InterimResult" table:formula="of:=SQRT(([.C80] + [.C81])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135" table:formula="of:=FIXED([.G86] * AstroUnit / 1000; 0)" office:value-type="string" office:string-value="142.635.973" calcext:value-type="string">
            <text:p>142.635.973</text:p>
          </table:table-cell>
          <table:table-cell table:style-name="Calc" office:value-type="string" calcext:value-type="string">
            <text:p>km to</text:p>
          </table:table-cell>
          <table:table-cell table:style-name="ce135" table:formula="of:=FIXED([.G8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80] + [.C81]) / 0.53)" office:value-type="float" office:value="1.37360563948689" calcext:value-type="float">
            <text:p>1,37360563948689</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141" table:formula="of:=FIXED([.G89]; 1)" office:value-type="string" office:string-value="254,0" calcext:value-type="string">
            <text:p>254,0</text:p>
          </table:table-cell>
          <table:table-cell table:style-name="Calc" office:value-type="string" calcext:value-type="string">
            <text:p>K or</text:p>
          </table:table-cell>
          <table:table-cell table:style-name="ce141" table:formula="of:=FIXED([.G89] + AbsoluteZero; 1)" office:value-type="string" office:string-value="-19,1" calcext:value-type="string">
            <text:p>-19,1</text:p>
          </table:table-cell>
          <table:table-cell table:style-name="Calc" office:value-type="string" calcext:value-type="string">
            <text:p>°C</text:p>
          </table:table-cell>
          <table:table-cell table:style-name="InterimResult" table:formula="of:=(((1 - [.C83]) * (LuminositySun * ([.C80] + [.C81]))) / (16 * PI() * ([.C82]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141" table:formula="of:=FIXED([.G90]; 1)" office:value-type="string" office:string-value="287,5" calcext:value-type="string">
            <text:p>287,5</text:p>
          </table:table-cell>
          <table:table-cell table:style-name="Calc" office:value-type="string" calcext:value-type="string">
            <text:p>K or</text:p>
          </table:table-cell>
          <table:table-cell table:style-name="ce141" table:formula="of:=FIXED([.G90] + AbsoluteZero; 1)" office:value-type="string" office:string-value="14,3" calcext:value-type="string">
            <text:p>14,3</text:p>
          </table:table-cell>
          <table:table-cell table:style-name="Calc" office:value-type="string" calcext:value-type="string">
            <text:p>°C</text:p>
          </table:table-cell>
          <table:table-cell table:style-name="InterimResult" table:formula="of:=[.G89] * (1 / (1 - ([.C84] / 2)))^(1 / 4)" office:value-type="float" office:value="287.453386316874" calcext:value-type="float">
            <text:p>287,453386316874</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141" table:formula="of:=COM.MICROSOFT.IFS([.H92] &lt; 10; ROUND([.H92]; 4); [.H92] &lt; 100; ROUND([.H92]; 2); [.H92] &gt;= 100; FIXED([.H92]; 0))" office:value-type="string" office:string-value="400.000" calcext:value-type="string">
            <text:p>400.000</text:p>
          </table:table-cell>
          <table:table-cell table:style-name="ce106" office:value-type="string" calcext:value-type="string">
            <text:p>× full Moon or</text:p>
          </table:table-cell>
          <table:table-cell table:style-name="ce141" table:formula="of:=COM.MICROSOFT.IFS([.I92] &lt; 10; ROUND([.I92]; 4); [.I92] &lt; 100; ROUND([.I92]; 2); [.I92] &gt;= 100; FIXED([.I92]; 0))" office:value-type="string" office:string-value="10.000" calcext:value-type="string">
            <text:p>10.000</text:p>
          </table:table-cell>
          <table:table-cell table:style-name="ce159" office:value-type="string" calcext:value-type="string">
            <text:p>× street light or</text:p>
          </table:table-cell>
          <table:table-cell table:style-name="InterimResult" table:formula="of:=([.C80] + [.C81]) / [.C82]^2" office:value-type="float" office:value="1" calcext:value-type="float">
            <text:p>1</text:p>
          </table:table-cell>
          <table:table-cell table:style-name="InterimResult" table:formula="of:=[.G92] * (IllumDirectSun / IllumFullMoon)" office:value-type="float" office:value="400000" calcext:value-type="float">
            <text:p>400000</text:p>
          </table:table-cell>
          <table:table-cell table:style-name="InterimResult" table:formula="of:=[.G92]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141" table:formula="of:=COM.MICROSOFT.IFS([.H93] &lt; 10; ROUND([.H93]; 4); [.H93] &lt; 100; ROUND([.H93]; 2); [.H93] &gt;= 100; FIXED([.H93]; 0))" office:value-type="string" office:string-value="250" calcext:value-type="string">
            <text:p>250</text:p>
          </table:table-cell>
          <table:table-cell table:style-name="Calc" office:value-type="string" calcext:value-type="string">
            <text:p><text:span text:style-name="T4">×</text:span> sunset or</text:p>
          </table:table-cell>
          <table:table-cell table:style-name="ce141" table:formula="of:=COM.MICROSOFT.IFS([.I93] &lt; 10; ROUND([.I93]; 4); [.I93] &lt; 100; ROUND([.I93]; 2); [.I93] &gt;= 100; FIXED([.I93]; 0))" office:value-type="float" office:value="5" calcext:value-type="float">
            <text:p>5</text:p>
          </table:table-cell>
          <table:table-cell table:style-name="ce106" office:value-type="string" calcext:value-type="string">
            <text:p>× daylight or</text:p>
          </table:table-cell>
          <table:table-cell table:style-name="InterimResult"/>
          <table:table-cell table:style-name="InterimResult" table:formula="of:=[.G92] * (IllumDirectSun / IllumSunset)" office:value-type="float" office:value="250" calcext:value-type="float">
            <text:p>250</text:p>
          </table:table-cell>
          <table:table-cell table:style-name="InterimResult" table:formula="of:=[.G92]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141" table:formula="of:=COM.MICROSOFT.IFS([.G92] &lt; 10; ROUND([.G92]; 4); [.G92] &lt; 100; ROUND([.G92]; 2); [.G92] &gt;= 100; FIXED([.G92]; 0))" office:value-type="float" office:value="1" calcext:value-type="float">
            <text:p>1</text:p>
          </table:table-cell>
          <table:table-cell table:style-name="ce106" office:value-type="string" calcext:value-type="string">
            <text:p>× direct sun or</text:p>
          </table:table-cell>
          <table:table-cell table:style-name="ce141" table:formula="of:=FIXED([.G94];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92]) / 0.4" office:value-type="float" office:value="-26.7" calcext:value-type="float">
            <text:p>-26,7</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account for the part of the radiation that is outside of the visible spectrum.</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139"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139"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table:table-cell table:style-name="ce117"/>
          <table:table-cell table:style-name="Calc"/>
          <table:table-cell table:style-name="InterimResult"/>
          <table:table-cell table:number-columns-repeated="59"/>
        </table:table-row>
        <table:table-row table:style-name="ro7">
          <table:table-cell/>
          <table:table-cell table:style-name="Calc" office:value-type="string" calcext:value-type="string">
            <text:p>Land area:</text:p>
          </table:table-cell>
          <table:table-cell table:style-name="CalcResult" table:formula="of:=FIXED([.E107];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03]^2 * ([.C104] / 100)" office:value-type="float" office:value="147918696.853839" calcext:value-type="float">
            <text:p>147918696,853839</text:p>
          </table:table-cell>
          <table:table-cell table:number-columns-repeated="59"/>
        </table:table-row>
        <table:table-row table:style-name="ro7">
          <table:table-cell/>
          <table:table-cell table:style-name="Calc" office:value-type="string" calcext:value-type="string">
            <text:p>Population density:</text:p>
          </table:table-cell>
          <table:table-cell table:style-name="CalcResult" table:formula="of:=IF([.E108] &gt;= 1000; FIXED([.E108]; 0); ROUND([.E108]; 1))" office:value-type="float" office:value="40.6" calcext:value-type="float">
            <text:p>40,6</text:p>
          </table:table-cell>
          <table:table-cell table:style-name="Calc" office:value-type="string" calcext:value-type="string">
            <text:p>/km²</text:p>
          </table:table-cell>
          <table:table-cell table:style-name="InterimResult" table:formula="of:=([.C105] * 1000000) / [.E107]" office:value-type="float" office:value="40.5628235484573" calcext:value-type="float">
            <text:p>40,562823548457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7">
          <table:table-cell/>
          <table:table-cell table:style-name="Calc" office:value-type="string" calcext:value-type="string">
            <text:p>City area:</text:p>
          </table:table-cell>
          <table:table-cell table:style-name="CalcResult" table:formula="of:=FIXED([.E116]; 0)" office:value-type="string" office:string-value="2.000" calcext:value-type="string">
            <text:p>2.000</text:p>
          </table:table-cell>
          <table:table-cell table:style-name="Calc" office:value-type="string" calcext:value-type="string">
            <text:p>km²</text:p>
          </table:table-cell>
          <table:table-cell table:style-name="InterimResult" table:formula="of:=([.C114] * 1000000) / [.C115]" office:value-type="float" office:value="2000" calcext:value-type="float">
            <text:p>2000</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86:Planet.C87 Planet.E86:Planet.E87 Planet.C33:Planet.C36 Planet.E29:Planet.E29 Planet.C26:Planet.C31">
            <calcext:condition calcext:apply-style-name="CalcError" calcext:value="is-error" calcext:base-cell-address="Planet.C26"/>
          </calcext:conditional-format>
          <calcext:conditional-format calcext:target-range-address="Planet.C33:Planet.C33 Planet.C54:Planet.C55 Planet.C86:Planet.C87 Planet.C89:Planet.C90 Planet.C92:Planet.C94 Planet.E82:Planet.E82 Planet.E86:Planet.E87 Planet.E89:Planet.E90 Planet.E92:Planet.E94 Planet.C28:Planet.C31 Planet.E29:Planet.E29">
            <calcext:condition calcext:apply-style-name="CalcError" calcext:value="is-error" calcext:base-cell-address="Planet.C28"/>
          </calcext:conditional-format>
          <calcext:conditional-format calcext:target-range-address="Planet.A1:Planet.A1 Planet.C51:Planet.C53 Planet.C104:Planet.C106">
            <calcext:condition calcext:apply-style-name="CalcError" calcext:value="&lt;0" calcext:base-cell-address="Planet.A1"/>
          </calcext:conditional-format>
          <calcext:conditional-format calcext:target-range-address="Planet.C64:Planet.C64 Planet.C68:Planet.C68 Planet.C73:Planet.C74">
            <calcext:condition calcext:apply-style-name="CalcError" calcext:value="is-error" calcext:base-cell-address="Planet.C64"/>
          </calcext:conditional-format>
          <calcext:conditional-format calcext:target-range-address="Planet.D9:Planet.D12 Planet.D15:Planet.D19">
            <calcext:condition calcext:apply-style-name="CalcError" calcext:value="is-error" calcext:base-cell-address="Planet.D9"/>
          </calcext:conditional-format>
        </calcext:conditional-formats>
      </table:table>
      <table:table table:name="Satellite" table:style-name="ta5"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68" office:value-type="string" calcext:value-type="string">
            <text:p><text:span text:style-name="T5">× ⊕</text:span></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106"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7">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106"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7">
          <table:table-cell/>
          <table:table-cell table:style-name="Calc" table:number-columns-repeated="4"/>
          <table:table-cell table:style-name="ce106"/>
          <table:table-cell table:style-name="InterimResult" table:number-columns-repeated="5"/>
          <table:table-cell table:number-columns-repeated="53"/>
        </table:table-row>
        <table:table-row table:style-name="ro7">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106" office:value-type="string" calcext:value-type="string">
            <text:p>lux or</text:p>
          </table:table-cell>
          <table:table-cell table:style-name="CalcResult" table:formula="of:=FIXED([.H17]; 2)" office:value-type="string" office:string-value="-12,74" calcext:value-type="string">
            <text:p>-12,74</text:p>
          </table:table-cell>
          <table:table-cell table:style-name="ce106"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106"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106"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106"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106"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72"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61"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162"/>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64"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165" table:formula="of:=COM.MICROSOFT.CONCAT(FIXED([.E32]; 0); &quot;d &quot;; [.F32]; &quot;h &quot;; [.G32]; &quot;m &quot;; [.H32]; &quot;s&quot;)" office:value-type="string" office:string-value="27d 10h 50m 39s" calcext:value-type="string">
            <text:p>27d 10h 50m 39s</text:p>
          </table:table-cell>
          <table:table-cell table:style-name="ce162"/>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183" office:value-type="string" calcext:value-type="string">
            <text:p>M☉, equivalent to</text:p>
          </table:table-cell>
          <table:table-cell table:style-name="ce184"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7">
          <table:table-cell/>
          <table:table-cell table:style-name="Calc"/>
          <table:table-cell table:style-name="ce173"/>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174"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e184"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174"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e184"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174"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e184"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175" table:formula="of:=IF([.G14] &lt; 10^9; FIXED([.G14]; 0); [.G14])" office:value-type="float" office:value="5.27308388654194E+037" calcext:value-type="float">
            <text:p>5,27E+37</text:p>
          </table:table-cell>
          <table:table-cell table:style-name="Calc" office:value-type="string" calcext:value-type="string">
            <text:p>s, equivalent to</text:p>
          </table:table-cell>
          <table:table-cell table:style-name="ce184" table:formula="of:=IF([.H14] &lt; 10^9; FIXED([.H14]; 0); [.H14])" office:value-type="float" office:value="1.67097514077954E+030" calcext:value-type="float">
            <text:p>1,67E+30</text:p>
          </table:table-cell>
          <table:table-cell table:style-name="Calc" office:value-type="string" calcext:value-type="string">
            <text:p>years</text:p>
          </table:table-cell>
          <table:table-cell table:style-name="InterimResult" table:formula="of:=2.097 * 10^67 * ( [.C9] / SunMass)" office:value-type="float" office:value="5.27308388654194E+037" calcext:value-type="float">
            <text:p>5,27308388654194E+037</text:p>
          </table:table-cell>
          <table:table-cell table:style-name="InterimResult" table:formula="of:=[.G14] / SecondsInYear" office:value-type="float" office:value="1.67097514077954E+030" calcext:value-type="float">
            <text:p>1,67097514077954E+030</text:p>
          </table:table-cell>
          <table:table-cell table:number-columns-repeated="56"/>
        </table:table-row>
        <table:table-row table:style-name="ro7">
          <table:table-cell/>
          <table:table-cell table:style-name="Calc"/>
          <table:table-cell table:style-name="ce176"/>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The limit within which circular orbits are impossible.</text:p>
          </table:table-cell>
          <table:covered-table-cell table:style-name="ce179"/>
          <table:covered-table-cell table:number-columns-repeated="3" table:style-name="Calc"/>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² Innermost stable circular orbit (for a non-spinning black hole).</text:p>
          </table:table-cell>
          <table:covered-table-cell table:style-name="ce179"/>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181"/>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85"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7">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186"/>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87"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87"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text:span text:style-name="T6">×</text:span> lightning bolt or</text:p>
          </table:table-cell>
          <table:table-cell table:style-name="ce187"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6">×</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e187"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6">×</text:span> Tsar Bomba or</text:p>
          </table:table-cell>
          <table:table-cell table:style-name="ce187"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6">×</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87"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6">×</text:span> major solar flare or</text:p>
          </table:table-cell>
          <table:table-cell table:style-name="ce187"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6">×</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7">
          <table:table-cell/>
          <table:table-cell table:style-name="Calc"/>
          <table:table-cell table:style-name="ce188"/>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189"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54"/>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189"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192"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7">
          <table:table-cell/>
          <table:table-cell table:style-name="CalcBoxBottom"/>
          <table:table-cell table:style-name="ce190"/>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196"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191" table:formula="of:=[.G28]" office:value-type="float" office:value="4.8E+017" calcext:value-type="float">
            <text:p>4,80E+17</text:p>
          </table:table-cell>
          <table:table-cell table:style-name="Calc" office:value-type="string" calcext:value-type="string">
            <text:p>kg, corresponding to</text:p>
          </table:table-cell>
          <table:table-cell table:style-name="ce191"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191"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e191"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191"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e191"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191"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e191"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191"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191" table:formula="of:=COM.MICROSOFT.IFS([.G34] &lt; 10; FIXED([.G34]; 4); [.G34] &lt; 100; FIXED([.G34]; 2); [.G34] &lt; 10^9; FIXED([.G34]; 0); [.G34] &gt;= 10^9; [.G34])" office:value-type="float" office:value="793650793650794" calcext:value-type="float">
            <text:p>7,94E+14</text:p>
          </table:table-cell>
          <table:table-cell table:style-name="ce106" office:value-type="string" calcext:value-type="string">
            <text:p>× Hiroshima bomb or</text:p>
          </table:table-cell>
          <table:table-cell table:style-name="ce191"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4">×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191"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4">× </text:span>Chicxulub impact or</text:p>
          </table:table-cell>
          <table:table-cell table:style-name="ce191" table:formula="of:=COM.MICROSOFT.IFS([.H35] &lt; 10; FIXED([.H35]; 4); [.H35] &lt; 100; FIXED([.H35]; 2); [.H35] &lt; 10^9; FIXED([.H35]; 0); [.H35] &gt;= 10^9; [.H35])" office:value-type="string" office:string-value="5.000" calcext:value-type="string">
            <text:p>5.000</text:p>
          </table:table-cell>
          <table:table-cell table:style-name="ce106"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191" table:formula="of:=COM.MICROSOFT.IFS([.G36] &lt; 10; FIXED([.G36]; 4); [.G36] &lt; 100; FIXED([.G36]; 2); [.G36] &lt; 10^9; FIXED([.G36]; 0); [.G36] &gt;= 10^9; [.G36])" office:value-type="string" office:string-value="0,4032" calcext:value-type="string">
            <text:p>0,4032</text:p>
          </table:table-cell>
          <table:table-cell table:style-name="ce159" office:value-type="string" calcext:value-type="string">
            <text:p>× Moon destruction or</text:p>
          </table:table-cell>
          <table:table-cell table:style-name="ce191" table:formula="of:=COM.MICROSOFT.IFS([.H36] &lt; 10; FIXED([.H36]; 4); [.H36] &lt; 100; FIXED([.H36]; 2); [.H36] &lt; 10^9; FIXED([.H36]; 0); [.H36] &gt;= 10^9; [.H36])" office:value-type="string" office:string-value="0,0002" calcext:value-type="string">
            <text:p>0,0002</text:p>
          </table:table-cell>
          <table:table-cell table:style-name="ce159"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191" table:formula="of:=COM.MICROSOFT.IFS([.G37] &lt; 10; FIXED([.G37]; 4); [.G37] &lt; 100; FIXED([.G37]; 2); [.G37] &lt; 10^9; FIXED([.G37]; 0); [.G37] &gt;= 10^9; [.G37])" office:value-type="string" office:string-value="0,0000" calcext:value-type="string">
            <text:p>0,0000</text:p>
          </table:table-cell>
          <table:table-cell table:style-name="ce159" office:value-type="string" calcext:value-type="string">
            <text:p>× Jupiter destruction or</text:p>
          </table:table-cell>
          <table:table-cell table:style-name="ce191" table:formula="of:=COM.MICROSOFT.IFS([.H37] &lt; 10; FIXED([.H37]; 4); [.H37] &lt; 100; FIXED([.H37]; 2); [.H37] &lt; 10^9; FIXED([.H37]; 0); [.H37] &gt;= 10^9; [.H37])" office:value-type="string" office:string-value="0,0000" calcext:value-type="string">
            <text:p>0,0000</text:p>
          </table:table-cell>
          <table:table-cell table:style-name="ce159"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Life"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table-cell table:number-columns-repeated="57"/>
        </table:table-row>
        <table:table-row table:style-name="ro7">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197"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197" office:value-type="float" office:value="1" calcext:value-type="float">
            <text:p>1</text:p>
          </table:table-cell>
          <table:table-cell table:style-name="Calc" office:value-type="string" calcext:value-type="string">
            <text:p>g, or</text:p>
          </table:table-cell>
          <table:table-cell table:style-name="ce205"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199"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7">
          <table:table-cell/>
          <table:table-cell table:style-name="Calc"/>
          <table:table-cell table:style-name="ce200"/>
          <table:table-cell table:style-name="Calc" table:number-columns-repeated="3"/>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201"/>
          <table:covered-table-cell table:number-columns-repeated="3" table:style-name="Calc"/>
          <table:table-cell table:style-name="InterimResult"/>
          <table:table-cell table:number-columns-repeated="57"/>
        </table:table-row>
        <table:table-row table:style-name="ro7">
          <table:table-cell/>
          <table:table-cell table:style-name="CalcBoxBottom"/>
          <table:table-cell table:style-name="ce202"/>
          <table:table-cell table:style-name="CalcBoxBottom" table:number-columns-repeated="3"/>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Light wavelength peak:</text:p>
          </table:table-cell>
          <table:table-cell table:style-name="ce203" table:formula="of:=FIXED([.G21]; 0)" office:value-type="string" office:string-value="500" calcext:value-type="string">
            <text:p>500</text:p>
          </table:table-cell>
          <table:table-cell table:style-name="Calc" office:value-type="string" calcext:value-type="string">
            <text:p>nm, photon rate peak:</text:p>
          </table:table-cell>
          <table:table-cell table:style-name="ce203"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5">
          <table:table-cell/>
          <table:table-cell table:style-name="Calc" office:value-type="string" calcext:value-type="string">
            <text:p><text:s text:c="4"/>color:</text:p>
          </table:table-cell>
          <table:table-cell table:style-name="ce203"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e203"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7">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5">
          <table:table-cell/>
          <table:table-cell table:style-name="CalcVegColorPurple" office:value-type="string" calcext:value-type="string">
            <text:p>Purple:</text:p>
          </table:table-cell>
          <table:table-cell table:style-name="ce204"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e203"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ce206"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5">
          <table:table-cell/>
          <table:table-cell table:style-name="CalcVegColorYellow" office:value-type="string" calcext:value-type="string">
            <text:p>orange/yellow:</text:p>
          </table:table-cell>
          <table:table-cell table:style-name="ce203"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e203"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ce206" table:formula="of:=COM.MICROSOFT.IFS([.C20] &lt; 6000; 0; [.C20] &lt; 6800; ([.C20] - 6000) / 8; [.C20] &lt; 7600; 100; [.C20] &lt; 8400; 100 - (([.C20] - 7600) / 8); [.C20]; 0)" office:value-type="float" office:value="0" calcext:value-type="float">
            <text:p>0</text:p>
          </table:table-cell>
          <table:table-cell table:style-name="ce206"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5">
          <table:table-cell/>
          <table:table-cell table:style-name="CalcVegColorBlue" office:value-type="string" calcext:value-type="string">
            <text:p>mint/blue:</text:p>
          </table:table-cell>
          <table:table-cell table:style-name="ce204"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e203"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ce206" table:formula="of:=COM.MICROSOFT.IFS([.C20] &lt; 2000; 100; [.C20] &lt; 4000; 100 - (([.C20] - 2000) / 20); [.C20]; 0)" office:value-type="float" office:value="0" calcext:value-type="float">
            <text:p>0</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508">
          <table:table-cell table:number-columns-repeated="64"/>
        </table:table-row>
        <table:table-row table:style-name="ro4">
          <table:table-cell table:number-columns-repeated="64"/>
        </table:table-row>
        <calcext:conditional-formats>
          <calcext:conditional-format calcext:target-range-address="Life.C10:Life.C15">
            <calcext:condition calcext:apply-style-name="CalcError" calcext:value="is-error" calcext:base-cell-address="Life.C10"/>
          </calcext:conditional-format>
          <calcext:conditional-format calcext:target-range-address="Life.C12:Life.C14">
            <calcext:condition calcext:apply-style-name="CalcError" calcext:value="&lt;0" calcext:base-cell-address="Life.C12"/>
          </calcext:conditional-format>
          <calcext:conditional-format calcext:target-range-address="Life.C12:Life.C14 Life.E11:Life.E11">
            <calcext:condition calcext:apply-style-name="CalcError" calcext:value="is-error" calcext:base-cell-address="Life.C11"/>
          </calcext:conditional-format>
          <calcext:conditional-format calcext:target-range-address="Life.C21:Life.C22 Life.C25:Life.C27 Life.E21:Life.E22 Life.E25:Life.E26 Life.E27:Life.E27">
            <calcext:condition calcext:apply-style-name="CalcError" calcext:value="is-error" calcext:base-cell-address="Life.C21"/>
          </calcext:conditional-format>
        </calcext:conditional-formats>
      </table:table>
      <table:table table:name="Structur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2"/>
          <table:table-cell table:number-columns-repeated="58"/>
        </table:table-row>
        <table:table-row table:style-name="ro7">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7">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7">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7">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7">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7">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207"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207"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207"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209" table:formula="of:=COM.MICROSOFT.IFS([.E20] &lt; 10; ROUND([.E20]; 4); [.E20] &lt; 100; ROUND([.E20]; 2); [.E20] &lt; 10^9; FIXED([.E20]; 0); [.E20] &gt;= 10^9; [.E20])" office:value-type="string" office:string-value="78.337" calcext:value-type="string">
            <text:p>78.337</text:p>
          </table:table-cell>
          <table:table-cell table:style-name="ce106"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209" table:formula="of:=COM.MICROSOFT.IFS([.E21] &lt; 10; ROUND([.E21]; 4); [.E21] &lt; 100; ROUND([.E21]; 2); [.E21] &lt; 10^9; FIXED([.E21]; 0); [.E21] &gt;= 10^9; [.E21])" office:value-type="string" office:string-value="6.229" calcext:value-type="string">
            <text:p>6.229</text:p>
          </table:table-cell>
          <table:table-cell table:style-name="ce106"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209" table:formula="of:=COM.MICROSOFT.IFS([.E22] &lt; 10; ROUND([.E22]; 4); [.E22] &lt; 100; ROUND([.E22]; 2); [.E22] &lt; 10^9; FIXED([.E22]; 0); [.E22] &gt;= 10^9; [.E22])" office:value-type="string" office:string-value="1.502" calcext:value-type="string">
            <text:p>1.502</text:p>
          </table:table-cell>
          <table:table-cell table:style-name="ce106"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210" table:formula="of:=COM.MICROSOFT.IFS([.E23] &lt; 10; ROUND([.E23]; 4); [.E23] &lt; 100; ROUND([.E23]; 2); [.E23] &lt; 10^9; FIXED([.E23]; 0); [.E23] &gt;= 10^9; [.E23])" office:value-type="float" office:value="0" calcext:value-type="float">
            <text:p>0</text:p>
          </table:table-cell>
          <table:table-cell table:style-name="ce106"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209" table:formula="of:=COM.MICROSOFT.IFS([.E24] &lt; 10; ROUND([.E24]; 4); [.E24] &lt; 100; ROUND([.E24]; 2); [.E24] &lt; 10^9; FIXED([.E24]; 0); [.E24] &gt;= 10^9; [.E24])" office:value-type="float" office:value="0" calcext:value-type="float">
            <text:p>0</text:p>
          </table:table-cell>
          <table:table-cell table:style-name="ce106"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7">
          <table:table-cell/>
          <table:table-cell table:style-name="Calc" table:number-columns-repeated="3"/>
          <table:table-cell table:number-columns-repeated="60"/>
        </table:table-row>
        <table:table-row table:style-name="ro8">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7">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7">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211"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213"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pace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232"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7">
          <table:table-cell/>
          <table:table-cell table:style-name="CalcSeparator"/>
          <table:table-cell table:style-name="ce216"/>
          <table:table-cell table:style-name="CalcSeparator" table:number-columns-repeated="2"/>
          <table:table-cell table:style-name="InterimResult"/>
          <table:table-cell table:number-columns-repeated="58"/>
        </table:table-row>
        <table:table-row table:style-name="ro7">
          <table:table-cell/>
          <table:table-cell table:style-name="Calc"/>
          <table:table-cell table:style-name="ce218"/>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218" office:value-type="string" calcext:value-type="string">
            <text:p>parsec =</text:p>
          </table:table-cell>
          <table:table-cell table:style-name="ce232"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7">
          <table:table-cell/>
          <table:table-cell table:style-name="CalcBoxBottom"/>
          <table:table-cell table:style-name="ce219"/>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220" office:value-type="string" calcext:value-type="string">
            <text:p>parsec/h =</text:p>
          </table:table-cell>
          <table:table-cell table:style-name="ce233"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7">
          <table:table-cell/>
          <table:table-cell table:style-name="CalcBoxBottom"/>
          <table:table-cell table:style-name="ce222"/>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223"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7">
          <table:table-cell/>
          <table:table-cell table:style-name="Calc"/>
          <table:table-cell table:style-name="ce224"/>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225"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26"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7">
          <table:table-cell/>
          <table:table-cell table:style-name="Calc"/>
          <table:table-cell table:style-name="ce218"/>
          <table:table-cell table:style-name="Calc"/>
          <table:table-cell table:style-name="InterimResult" table:number-columns-repeated="4"/>
          <table:table-cell table:number-columns-repeated="56"/>
        </table:table-row>
        <table:table-row table:style-name="ro7">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227"/>
          <table:covered-table-cell table:style-name="Calc"/>
          <table:table-cell table:style-name="InterimResult" table:number-columns-repeated="4"/>
          <table:table-cell table:number-columns-repeated="56"/>
        </table:table-row>
        <table:table-row table:style-name="ro7">
          <table:table-cell/>
          <table:table-cell table:style-name="CalcBoxBottom"/>
          <table:table-cell table:style-name="ce219"/>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7">
          <table:table-cell/>
          <table:table-cell table:style-name="Calc"/>
          <table:table-cell table:style-name="ce224"/>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229" table:formula="of:=ROUND([.E38]; 4)" office:value-type="float" office:value="1.1547" calcext:value-type="float">
            <text:p>1,1547</text:p>
          </table:table-cell>
          <table:table-cell table:style-name="ce106"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229" table:formula="of:=ROUND(1 / [.E38]; 4)" office:value-type="float" office:value="0.866" calcext:value-type="float">
            <text:p>0,866</text:p>
          </table:table-cell>
          <table:table-cell table:style-name="ce106" office:value-type="string" calcext:value-type="string">
            <text:p>×</text:p>
          </table:table-cell>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236"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236"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231"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223" office:value-type="float" office:value="11200" calcext:value-type="float">
            <text:p>11200</text:p>
          </table:table-cell>
          <table:table-cell table:style-name="Calc" office:value-type="string" calcext:value-type="string">
            <text:p>m/s or</text:p>
          </table:table-cell>
          <table:table-cell table:style-name="ce231"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eleration:</text:p>
          </table:table-cell>
          <table:table-cell table:style-name="ce223" office:value-type="float" office:value="49" calcext:value-type="float">
            <text:p>49</text:p>
          </table:table-cell>
          <table:table-cell table:style-name="Calc" office:value-type="string" calcext:value-type="string">
            <text:p>m/s² or</text:p>
          </table:table-cell>
          <table:table-cell table:style-name="ce231"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7">
          <table:table-cell/>
          <table:table-cell table:style-name="Calc"/>
          <table:table-cell table:style-name="ce224"/>
          <table:table-cell table:style-name="Calc"/>
          <table:table-cell table:style-name="ce238"/>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230" table:formula="of:=IF([.G58] &lt; 10^9; FIXED([.G58]; 0); [.G58])" office:value-type="string" office:string-value="229" calcext:value-type="string">
            <text:p>229</text:p>
          </table:table-cell>
          <table:table-cell table:style-name="ce238" office:value-type="string" calcext:value-type="string">
            <text:p>s or</text:p>
          </table:table-cell>
          <table:table-cell table:style-name="ce231"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231" table:formula="of:=IF([.G59] &lt; 10^9; FIXED([.G59]; 0); [.G59])" office:value-type="string" office:string-value="1.280.000" calcext:value-type="string">
            <text:p>1.280.000</text:p>
          </table:table-cell>
          <table:table-cell table:style-name="ce238" office:value-type="string" calcext:value-type="string">
            <text:p>m or</text:p>
          </table:table-cell>
          <table:table-cell table:style-name="ce231"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1 / 2) * ([.C54] + [.C55]) * [.G58]" office:value-type="float" office:value="1280000" calcext:value-type="float">
            <text:p>1280000</text:p>
          </table:table-cell>
          <table:table-cell table:style-name="InterimResult" table:number-columns-repeated="3"/>
          <table:table-cell table:number-columns-repeated="54"/>
        </table:table-row>
        <table:table-row table:style-name="ro7">
          <table:table-cell/>
          <table:table-cell table:style-name="CalcBoxBottom" table:number-columns-repeated="5"/>
          <table:table-cell table:number-columns-repeated="58"/>
        </table:table-row>
        <table:table-row table:style-name="ro4" table:number-rows-repeated="1048515">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CeresMass" table:base-cell-address="$Constants.$C$33" table:cell-range-address="$Constants.$C$33"/>
        <table:named-range table:name="DensityNeutronium" table:base-cell-address="$Constants.$F$29" table:cell-range-address="$Constants.$F$29"/>
        <table:named-range table:name="EarthCrustMass" table:base-cell-address="$Constants.$F$26" table:cell-range-address="$Constants.$F$26"/>
        <table:named-range table:name="EarthDensity" table:base-cell-address="$Constants.$C$15" table:cell-range-address="$Constants.$C$15"/>
        <table:named-range table:name="EarthEscapeVelocity" table:base-cell-address="$Constants.$F$35" table:cell-range-address="$Constants.$F$35"/>
        <table:named-range table:name="EarthGravity" table:base-cell-address="$Constants.$C$16" table:cell-range-address="$Constants.$C$16"/>
        <table:named-range table:name="EarthMass" table:base-cell-address="$Constants.$F$14" table:cell-range-address="$Constants.$F$14"/>
        <table:named-range table:name="EarthRadius" table:base-cell-address="$Constants.$C$35" table:cell-range-address="$Constants.$C$35"/>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JupiterDestruction" table:base-cell-address="$Constants.$F$28" table:cell-range-address="$Constants.$F$28"/>
        <table:named-range table:name="EnergyLightningBolt" table:base-cell-address="$Constants.$F$11" table:cell-range-address="$Constants.$F$11"/>
        <table:named-range table:name="EnergyMoonDestruction" table:base-cell-address="$Constants.$C$28" table:cell-range-address="$Constants.$C$28"/>
        <table:named-range table:name="EnergySolarFlare" table:base-cell-address="$Constants.$F$13" table:cell-range-address="$Constants.$F$13"/>
        <table:named-range table:name="EnergySunDestruction" table:base-cell-address="$Constants.$C$29" table:cell-range-address="$Constants.$C$29"/>
        <table:named-range table:name="EnergyTsarBomba" table:base-cell-address="$Constants.$F$12" table:cell-range-address="$Constants.$F$12"/>
        <table:named-range table:name="FifthRootOfHundred" table:base-cell-address="$Constants.$E$5" table:cell-range-address="$Constants.$F$7"/>
        <table:named-range table:name="GizaPyramidMass" table:base-cell-address="$Constants.$C$32" table:cell-range-address="$Constants.$C$32"/>
        <table:named-range table:name="GoldenGateBridgeMass" table:base-cell-address="$Constants.$C$26" table:cell-range-address="$Constants.$C$26"/>
        <table:named-range table:name="GravitationalConstant" table:base-cell-address="$Constants.$F$15" table:cell-range-address="$Constants.$F$15"/>
        <table:named-range table:name="HalleysCometMass" table:base-cell-address="$Constants.$F$32" table:cell-range-address="$Constants.$F$32"/>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ISSMass" table:base-cell-address="$Constants.$F$31" table:cell-range-address="$Constants.$F$31"/>
        <table:named-range table:name="JupiterMass" table:base-cell-address="$Constants.$C$37" table:cell-range-address="$Constants.$C$37"/>
        <table:named-range table:name="KilotonTNT" table:base-cell-address="$Constants.$C$34" table:cell-range-address="$Constants.$C$34"/>
        <table:named-range table:name="KilotonTNTCrater" table:base-cell-address="$Constants.$F$34" table:cell-range-address="$Constants.$F$34"/>
        <table:named-range table:name="LightSpeed" table:base-cell-address="$Constants.$C$11" table:cell-range-address="$Constants.$C$11"/>
        <table:named-range table:name="LuminositySun" table:base-cell-address="$Constants.$C$21" table:cell-range-address="$Constants.$C$21"/>
        <table:named-range table:name="MoonMass" table:base-cell-address="$Constants.$F$33" table:cell-range-address="$Constants.$F$33"/>
        <table:named-range table:name="MoonTidalForceEarth" table:base-cell-address="$Constants.$C$36" table:cell-range-address="$Constants.$C$36"/>
        <table:named-range table:name="NeutroniumEnergyDensity" table:base-cell-address="$Constants.$C$30" table:cell-range-address="$Constants.$C$30"/>
        <table:named-range table:name="NeutroniumHalflife" table:base-cell-address="$Constants.$F$30" table:cell-range-address="$Constants.$F$30"/>
        <table:named-range table:name="NeutronMeanLifetime" table:base-cell-address="$Constants.$C$31" table:cell-range-address="$Constants.$C$31"/>
        <table:named-range table:name="ParsecInLY" table:base-cell-address="$Constants.$C$10" table:cell-range-address="$Constants.$C$10"/>
        <table:named-range table:name="PhotonDistributionConstant" table:base-cell-address="$Constants.$C$38" table:cell-range-address="$Constants.$C$38"/>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SunTidalForceEarth" table:base-cell-address="$Constants.$F$36" table:cell-range-address="$Constants.$F$3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range table:name="WiensDisplacementConstant" table:base-cell-address="$Constants.$F$37" table:cell-range-address="$Constants.$F$37"/>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5">00.00.0000</text:date>, <text:time style:data-style-name="N2" text:time-value="00:46:20.72227059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3.2$Linux_X86_64 LibreOffice_project/40$Build-2</meta:generator>
    <dc:description>2020-04-27- Dennis Murczak</dc:description>
    <meta:keyword>science fiction</meta:keyword>
    <meta:keyword>sf</meta:keyword>
    <meta:keyword>calculator</meta:keyword>
    <meta:keyword>libreoffice</meta:keyword>
    <meta:keyword>libreoffice-calc</meta:keyword>
    <meta:keyword>spreadsheet</meta:keyword>
    <meta:keyword>astronomy</meta:keyword>
    <meta:keyword>stars</meta:keyword>
    <meta:keyword>planets</meta:keyword>
    <meta:keyword>moons</meta:keyword>
    <dc:subject>Science fiction calculation spreadsheet for LibreOffice</dc:subject>
    <meta:document-statistic meta:table-count="11" meta:cell-count="1037" meta:object-count="0"/>
  </office:meta>
</office:document-meta>
</file>